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string" table:number-columns-spanned="11" table:number-rows-spanned="1">
            <text:p>diverges (error at N=5)</text:p>
          </table:table-cell>
          <table:covered-table-cell table:style-name="Default"/>
          <table:covered-table-cell table:style-name="Default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3" office:value-type="string" table:number-columns-spanned="11" table:number-rows-spanned="1">
            <text:p>diverges (error at N=27)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109651">
            <text:p>1.10E-001</text:p>
          </table:table-cell>
          <table:table-cell office:value-type="float" office:value="0.0751166">
            <text:p>7.51E-002</text:p>
          </table:table-cell>
          <table:table-cell office:value-type="float" office:value="0.0622819">
            <text:p>6.23E-002</text:p>
          </table:table-cell>
          <table:table-cell table:style-name="ce17"/>
          <table:table-cell office:value-type="float" office:value="0.117566">
            <text:p>1.18E-001</text:p>
          </table:table-cell>
          <table:table-cell office:value-type="float" office:value="0.0698517">
            <text:p>6.99E-002</text:p>
          </table:table-cell>
          <table:table-cell office:value-type="float" office:value="0.0522311">
            <text:p>5.22E-002</text:p>
          </table:table-cell>
          <table:table-cell table:style-name="ce17"/>
          <table:table-cell office:value-type="float" office:value="0.0981654">
            <text:p>9.82E-002</text:p>
          </table:table-cell>
          <table:table-cell office:value-type="float" office:value="0.0648277">
            <text:p>6.48E-002</text:p>
          </table:table-cell>
          <table:table-cell table:style-name="ce30" office:value-type="float" office:value="0.0511708">
            <text:p>5.12E-002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616657">
            <text:p>6.17E-002</text:p>
          </table:table-cell>
          <table:table-cell office:value-type="float" office:value="0.0410526">
            <text:p>4.11E-002</text:p>
          </table:table-cell>
          <table:table-cell office:value-type="float" office:value="0.0331871">
            <text:p>3.32E-002</text:p>
          </table:table-cell>
          <table:table-cell table:style-name="ce17"/>
          <table:table-cell office:value-type="float" office:value="0.0363774">
            <text:p>3.64E-002</text:p>
          </table:table-cell>
          <table:table-cell office:value-type="float" office:value="0.022922">
            <text:p>2.29E-002</text:p>
          </table:table-cell>
          <table:table-cell office:value-type="float" office:value="0.018355">
            <text:p>1.84E-002</text:p>
          </table:table-cell>
          <table:table-cell table:style-name="ce17"/>
          <table:table-cell office:value-type="float" office:value="0.0291032">
            <text:p>2.91E-002</text:p>
          </table:table-cell>
          <table:table-cell office:value-type="float" office:value="0.0192529">
            <text:p>1.93E-002</text:p>
          </table:table-cell>
          <table:table-cell table:style-name="ce30" office:value-type="float" office:value="0.015331">
            <text:p>1.53E-002</text:p>
          </table:table-cell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608562">
            <text:p>6.09E-002</text:p>
          </table:table-cell>
          <table:table-cell office:value-type="float" office:value="0.0438779">
            <text:p>4.39E-002</text:p>
          </table:table-cell>
          <table:table-cell office:value-type="float" office:value="0.0377624">
            <text:p>3.78E-002</text:p>
          </table:table-cell>
          <table:table-cell table:style-name="ce17"/>
          <table:table-cell office:value-type="float" office:value="0.0218631">
            <text:p>2.19E-002</text:p>
          </table:table-cell>
          <table:table-cell office:value-type="float" office:value="0.0136489">
            <text:p>1.36E-002</text:p>
          </table:table-cell>
          <table:table-cell office:value-type="float" office:value="0.0103841">
            <text:p>1.04E-002</text:p>
          </table:table-cell>
          <table:table-cell table:style-name="ce23"/>
          <table:table-cell office:value-type="float" office:value="0.0172189">
            <text:p>1.72E-002</text:p>
          </table:table-cell>
          <table:table-cell office:value-type="float" office:value="0.0140166">
            <text:p>1.40E-002</text:p>
          </table:table-cell>
          <table:table-cell table:style-name="ce30" office:value-type="float" office:value="0.0133034">
            <text:p>1.33E-002</text:p>
          </table:table-cell>
        </table:table-row>
        <table:table-row table:style-name="ro2">
          <table:table-cell table:style-name="ce6" office:value-type="float" office:value="0.0275">
            <text:p>0.0275</text:p>
          </table:table-cell>
          <table:table-cell table:style-name="ce15" office:value-type="float" office:value="0.0674164">
            <text:p>6.74E-002</text:p>
          </table:table-cell>
          <table:table-cell table:style-name="ce15" office:value-type="float" office:value="0.0486244">
            <text:p>4.86E-002</text:p>
          </table:table-cell>
          <table:table-cell table:style-name="ce15" office:value-type="float" office:value="0.0420336">
            <text:p>4.20E-002</text:p>
          </table:table-cell>
          <table:table-cell table:style-name="ce22"/>
          <table:table-cell table:style-name="ce15" office:value-type="float" office:value="0.0369053">
            <text:p>3.69E-002</text:p>
          </table:table-cell>
          <table:table-cell table:style-name="ce15" office:value-type="float" office:value="0.0225058">
            <text:p>2.25E-002</text:p>
          </table:table-cell>
          <table:table-cell table:style-name="ce15" office:value-type="float" office:value="0.0171319">
            <text:p>1.71E-002</text:p>
          </table:table-cell>
          <table:table-cell table:style-name="ce22"/>
          <table:table-cell table:style-name="ce15" office:value-type="float" office:value="0.0205078">
            <text:p>2.05E-002</text:p>
          </table:table-cell>
          <table:table-cell table:style-name="ce15" office:value-type="float" office:value="0.0170351">
            <text:p>1.70E-002</text:p>
          </table:table-cell>
          <table:table-cell table:style-name="ce31" office:value-type="float" office:value="0.0164117">
            <text:p>1.64E-0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ce15" office:value-type="float" office:value="0.0700543">
            <text:p>7.01E-002</text:p>
          </table:table-cell>
          <table:table-cell table:style-name="ce15" office:value-type="float" office:value="0.0494118">
            <text:p>4.94E-002</text:p>
          </table:table-cell>
          <table:table-cell table:style-name="ce15" office:value-type="float" office:value="0.0420543">
            <text:p>4.21E-002</text:p>
          </table:table-cell>
          <table:table-cell table:style-name="ce22"/>
          <table:table-cell table:style-name="ce15" office:value-type="float" office:value="0.0406868">
            <text:p>4.07E-002</text:p>
          </table:table-cell>
          <table:table-cell table:style-name="ce15" office:value-type="float" office:value="0.0248812">
            <text:p>2.49E-002</text:p>
          </table:table-cell>
          <table:table-cell table:style-name="ce15" office:value-type="float" office:value="0.0188586">
            <text:p>1.89E-002</text:p>
          </table:table-cell>
          <table:table-cell table:style-name="ce22"/>
          <table:table-cell table:style-name="ce15" office:value-type="float" office:value="0.0240401">
            <text:p>2.40E-002</text:p>
          </table:table-cell>
          <table:table-cell table:style-name="ce15" office:value-type="float" office:value="0.0198395">
            <text:p>1.98E-002</text:p>
          </table:table-cell>
          <table:table-cell table:style-name="ce31" office:value-type="float" office:value="0.0193558">
            <text:p>1.94E-002</text:p>
          </table:table-cell>
        </table:table-row>
        <table:table-row table:style-name="ro2">
          <table:table-cell table:style-name="ce6" office:value-type="float" office:value="0.0325">
            <text:p>0.0325</text:p>
          </table:table-cell>
          <table:table-cell table:style-name="ce15" office:value-type="float" office:value="0.0737693">
            <text:p>7.38E-002</text:p>
          </table:table-cell>
          <table:table-cell table:style-name="ce15" office:value-type="float" office:value="0.0520011">
            <text:p>5.20E-002</text:p>
          </table:table-cell>
          <table:table-cell table:style-name="ce15" office:value-type="float" office:value="0.0442225">
            <text:p>4.42E-002</text:p>
          </table:table-cell>
          <table:table-cell table:style-name="ce22"/>
          <table:table-cell table:style-name="ce15" office:value-type="float" office:value="0.0307246">
            <text:p>3.07E-002</text:p>
          </table:table-cell>
          <table:table-cell table:style-name="ce15" office:value-type="float" office:value="0.0190639">
            <text:p>1.91E-002</text:p>
          </table:table-cell>
          <table:table-cell table:style-name="ce15" office:value-type="float" office:value="0.0147368">
            <text:p>1.47E-002</text:p>
          </table:table-cell>
          <table:table-cell table:style-name="ce22"/>
          <table:table-cell table:style-name="ce15" office:value-type="float" office:value="0.02683">
            <text:p>2.68E-002</text:p>
          </table:table-cell>
          <table:table-cell table:style-name="ce15" office:value-type="float" office:value="0.0213366">
            <text:p>2.13E-002</text:p>
          </table:table-cell>
          <table:table-cell table:style-name="ce31" office:value-type="float" office:value="0.0205603">
            <text:p>2.06E-0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764978">
            <text:p>7.65E-002</text:p>
          </table:table-cell>
          <table:table-cell office:value-type="float" office:value="0.0536365">
            <text:p>5.36E-002</text:p>
          </table:table-cell>
          <table:table-cell office:value-type="float" office:value="0.0454951">
            <text:p>4.55E-002</text:p>
          </table:table-cell>
          <table:table-cell table:style-name="ce17"/>
          <table:table-cell office:value-type="float" office:value="0.0146177">
            <text:p>1.46E-002</text:p>
          </table:table-cell>
          <table:table-cell office:value-type="float" office:value="0.00979553">
            <text:p>9.80E-003</text:p>
          </table:table-cell>
          <table:table-cell office:value-type="float" office:value="0.00826211">
            <text:p>8.26E-003</text:p>
          </table:table-cell>
          <table:table-cell table:style-name="ce23"/>
          <table:table-cell office:value-type="float" office:value="0.0323882">
            <text:p>3.24E-002</text:p>
          </table:table-cell>
          <table:table-cell office:value-type="float" office:value="0.0226926">
            <text:p>2.27E-002</text:p>
          </table:table-cell>
          <table:table-cell table:style-name="ce30" office:value-type="float" office:value="0.0202397">
            <text:p>2.02E-0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868382">
            <text:p>8.68E-002</text:p>
          </table:table-cell>
          <table:table-cell office:value-type="float" office:value="0.0602748">
            <text:p>6.03E-002</text:p>
          </table:table-cell>
          <table:table-cell office:value-type="float" office:value="0.0510387">
            <text:p>5.10E-002</text:p>
          </table:table-cell>
          <table:table-cell table:style-name="ce23"/>
          <table:table-cell office:value-type="float" office:value="0.0181983">
            <text:p>1.82E-002</text:p>
          </table:table-cell>
          <table:table-cell office:value-type="float" office:value="0.0119369">
            <text:p>1.19E-002</text:p>
          </table:table-cell>
          <table:table-cell office:value-type="float" office:value="0.0102521">
            <text:p>1.03E-002</text:p>
          </table:table-cell>
          <table:table-cell table:style-name="ce23"/>
          <table:table-cell office:value-type="float" office:value="0.043234">
            <text:p>4.32E-002</text:p>
          </table:table-cell>
          <table:table-cell office:value-type="float" office:value="0.0306259">
            <text:p>3.06E-002</text:p>
          </table:table-cell>
          <table:table-cell table:style-name="ce30" office:value-type="float" office:value="0.0282009">
            <text:p>2.82E-002</text:p>
          </table:table-cell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office:value-type="float" office:value="0.0992494">
            <text:p>9.92E-002</text:p>
          </table:table-cell>
          <table:table-cell table:style-name="ce11" office:value-type="float" office:value="0.0697545">
            <text:p>6.98E-002</text:p>
          </table:table-cell>
          <table:table-cell table:style-name="ce11" office:value-type="float" office:value="0.0593696">
            <text:p>5.94E-002</text:p>
          </table:table-cell>
          <table:table-cell table:style-name="ce24"/>
          <table:table-cell table:style-name="ce11" office:value-type="float" office:value="0.0361588">
            <text:p>3.62E-002</text:p>
          </table:table-cell>
          <table:table-cell table:style-name="ce11" office:value-type="float" office:value="0.0229334">
            <text:p>2.29E-002</text:p>
          </table:table-cell>
          <table:table-cell table:style-name="ce11" office:value-type="float" office:value="0.0176485">
            <text:p>1.76E-002</text:p>
          </table:table-cell>
          <table:table-cell table:style-name="ce24"/>
          <table:table-cell table:style-name="ce11" office:value-type="float" office:value="0.0485639">
            <text:p>4.86E-002</text:p>
          </table:table-cell>
          <table:table-cell table:style-name="ce11" office:value-type="float" office:value="0.0359373">
            <text:p>3.59E-002</text:p>
          </table:table-cell>
          <table:table-cell table:style-name="ce29" office:value-type="float" office:value="0.03388">
            <text:p>3.39E-002</text:p>
          </table:table-cell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8" table:end-x="0.5815in" table:end-y="0.1374in" draw:z-index="0" draw:style-name="gr1" svg:width="3.9996in" svg:height="3.2504in" svg:x="0in" svg:y="0.0752in">
              <draw:object draw:notify-on-update-of-ranges="Sheet1.B5:Sheet1.B5 Sheet1.B8:Sheet1.B16 Sheet1.A8:Sheet1.A16 Sheet1.C5:Sheet1.C5 Sheet1.C8:Sheet1.C16 Sheet1.A8:Sheet1.A16 Sheet1.D5:Sheet1.D5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8" table:end-x="0.4185in" table:end-y="0.0752in" draw:z-index="1" draw:style-name="gr1" svg:width="3.6764in" svg:height="3.1157in" svg:x="0.7902in" svg:y="0.1476in">
              <draw:object draw:notify-on-update-of-ranges="Sheet1.F5:Sheet1.F5 Sheet1.F8:Sheet1.F16 Sheet1.A8:Sheet1.A16 Sheet1.G5:Sheet1.G5 Sheet1.G8:Sheet1.G16 Sheet1.A8:Sheet1.A16 Sheet1.H5:Sheet1.H5 Sheet1.H8:Sheet1.H16 Sheet1.A8:Sheet1.A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9" table:end-x="0.4626in" table:end-y="0.0441in" draw:z-index="2" draw:style-name="gr1" svg:width="3.578in" svg:height="3.2508in" svg:x="0.4409in" svg:y="0.1587in">
              <draw:object draw:notify-on-update-of-ranges="Sheet1.J5:Sheet1.J5 Sheet1.J8:Sheet1.J16 Sheet1.A8:Sheet1.A16 Sheet1.K5:Sheet1.K5 Sheet1.K8:Sheet1.K16 Sheet1.A8:Sheet1.A16 Sheet1.L5:Sheet1.L5 Sheet1.L8:Sheet1.L16 Sheet1.A8:Sheet1.A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globally best value at 0.025 (for dx =0.005) mak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16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0T16:35:39</dc:date>
    <meta:editing-duration>PT02H06M03S</meta:editing-duration>
    <meta:editing-cycles>10</meta:editing-cycles>
    <meta:generator>OpenOffice.org/3.1$Linux OpenOffice.org_project/310m21$Build-9319</meta:generator>
    <meta:document-statistic meta:table-count="3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8:Sheet1.D16 Sheet1.B5:Sheet1.D5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8:Sheet1.B16" chart:label-cell-address="Sheet1.B5:Sheet1.B5" chart:class="chart:scatter">
            <chart:domain table:cell-range-address="Sheet1.A8:Sheet1.A16"/>
            <chart:data-point chart:repeated="9"/>
          </chart:series>
          <chart:series chart:style-name="ch10" chart:values-cell-range-address="Sheet1.C8:Sheet1.C16" chart:label-cell-address="Sheet1.C5:Sheet1.C5" chart:class="chart:scatter">
            <chart:data-point chart:repeated="9"/>
          </chart:series>
          <chart:series chart:style-name="ch11" chart:values-cell-range-address="Sheet1.D8:Sheet1.D16" chart:label-cell-address="Sheet1.D5:Sheet1.D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09651">
                <text:p text:id="Sheet1.B8:Sheet1.B16">0.109651</text:p>
              </table:table-cell>
              <table:table-cell office:value-type="float" office:value="0.0751166">
                <text:p text:id="Sheet1.C8:Sheet1.C16">0.0751166</text:p>
              </table:table-cell>
              <table:table-cell office:value-type="float" office:value="0.0622819">
                <text:p text:id="Sheet1.D8:Sheet1.D16">0.06228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616657">
                <text:p>0.0616657</text:p>
              </table:table-cell>
              <table:table-cell office:value-type="float" office:value="0.0410526">
                <text:p>0.0410526</text:p>
              </table:table-cell>
              <table:table-cell office:value-type="float" office:value="0.0331871">
                <text:p>0.033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608562">
                <text:p>0.0608562</text:p>
              </table:table-cell>
              <table:table-cell office:value-type="float" office:value="0.0438779">
                <text:p>0.0438779</text:p>
              </table:table-cell>
              <table:table-cell office:value-type="float" office:value="0.0377624">
                <text:p>0.0377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674164">
                <text:p>0.0674164</text:p>
              </table:table-cell>
              <table:table-cell office:value-type="float" office:value="0.0486244">
                <text:p>0.0486244</text:p>
              </table:table-cell>
              <table:table-cell office:value-type="float" office:value="0.0420336">
                <text:p>0.042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737693">
                <text:p>0.0737693</text:p>
              </table:table-cell>
              <table:table-cell office:value-type="float" office:value="0.0520011">
                <text:p>0.0520011</text:p>
              </table:table-cell>
              <table:table-cell office:value-type="float" office:value="0.0442225">
                <text:p>0.044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764978">
                <text:p>0.0764978</text:p>
              </table:table-cell>
              <table:table-cell office:value-type="float" office:value="0.0536365">
                <text:p>0.0536365</text:p>
              </table:table-cell>
              <table:table-cell office:value-type="float" office:value="0.0454951">
                <text:p>0.045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868382">
                <text:p>0.0868382</text:p>
              </table:table-cell>
              <table:table-cell office:value-type="float" office:value="0.0602748">
                <text:p>0.0602748</text:p>
              </table:table-cell>
              <table:table-cell office:value-type="float" office:value="0.0510387">
                <text:p>0.0510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992494">
                <text:p>0.0992494</text:p>
              </table:table-cell>
              <table:table-cell office:value-type="float" office:value="0.0697545">
                <text:p>0.0697545</text:p>
              </table:table-cell>
              <table:table-cell office:value-type="float" office:value="0.0593696">
                <text:p>0.059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8:Sheet1.A16 Sheet1.F5:Sheet1.H5 Sheet1.F8:Sheet1.H16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4">
            <chart:title svg:x="0.325cm" svg:y="4.122cm" chart:style-name="ch6">
              <text:p>error</text:p>
            </chart:title>
            <chart:grid chart:style-name="ch7" chart:class="major"/>
          </chart:axis>
          <chart:series chart:style-name="ch8" chart:values-cell-range-address="Sheet1.F8:Sheet1.F16" chart:label-cell-address="Sheet1.F5:Sheet1.F5" chart:class="chart:scatter">
            <chart:domain table:cell-range-address="Sheet1.A8:Sheet1.A16"/>
            <chart:data-point chart:repeated="9"/>
          </chart:series>
          <chart:series chart:style-name="ch9" chart:values-cell-range-address="Sheet1.G8:Sheet1.G16" chart:label-cell-address="Sheet1.G5:Sheet1.G5" chart:class="chart:scatter">
            <chart:data-point chart:repeated="9"/>
          </chart:series>
          <chart:series chart:style-name="ch10" chart:values-cell-range-address="Sheet1.H8:Sheet1.H16" chart:label-cell-address="Sheet1.H5:Sheet1.H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17566">
                <text:p text:id="Sheet1.F8:Sheet1.F16">0.117566</text:p>
              </table:table-cell>
              <table:table-cell office:value-type="float" office:value="0.0698517">
                <text:p text:id="Sheet1.G8:Sheet1.G16">0.0698517</text:p>
              </table:table-cell>
              <table:table-cell office:value-type="float" office:value="0.0522311">
                <text:p text:id="Sheet1.H8:Sheet1.H16">0.0522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63774">
                <text:p>0.0363774</text:p>
              </table:table-cell>
              <table:table-cell office:value-type="float" office:value="0.022922">
                <text:p>0.022922</text:p>
              </table:table-cell>
              <table:table-cell office:value-type="float" office:value="0.018355">
                <text:p>0.018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8631">
                <text:p>0.0218631</text:p>
              </table:table-cell>
              <table:table-cell office:value-type="float" office:value="0.0136489">
                <text:p>0.0136489</text:p>
              </table:table-cell>
              <table:table-cell office:value-type="float" office:value="0.0103841">
                <text:p>0.010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369053">
                <text:p>0.0369053</text:p>
              </table:table-cell>
              <table:table-cell office:value-type="float" office:value="0.0225058">
                <text:p>0.0225058</text:p>
              </table:table-cell>
              <table:table-cell office:value-type="float" office:value="0.0171319">
                <text:p>0.017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307246">
                <text:p>0.0307246</text:p>
              </table:table-cell>
              <table:table-cell office:value-type="float" office:value="0.0190639">
                <text:p>0.0190639</text:p>
              </table:table-cell>
              <table:table-cell office:value-type="float" office:value="0.0147368">
                <text:p>0.014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46177">
                <text:p>0.0146177</text:p>
              </table:table-cell>
              <table:table-cell office:value-type="float" office:value="0.00979553">
                <text:p>0.00979553</text:p>
              </table:table-cell>
              <table:table-cell office:value-type="float" office:value="0.00826211">
                <text:p>0.0082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81983">
                <text:p>0.0181983</text:p>
              </table:table-cell>
              <table:table-cell office:value-type="float" office:value="0.0119369">
                <text:p>0.0119369</text:p>
              </table:table-cell>
              <table:table-cell office:value-type="float" office:value="0.0102521">
                <text:p>0.010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61588">
                <text:p>0.0361588</text:p>
              </table:table-cell>
              <table:table-cell office:value-type="float" office:value="0.0229334">
                <text:p>0.0229334</text:p>
              </table:table-cell>
              <table:table-cell office:value-type="float" office:value="0.0176485">
                <text:p>0.0176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8:Sheet1.A16 Sheet1.J5:Sheet1.L5 Sheet1.J8:Sheet1.L16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4">
            <chart:title svg:x="0.391cm" svg:y="4.083cm" chart:style-name="ch6">
              <text:p>error</text:p>
            </chart:title>
            <chart:grid chart:style-name="ch7" chart:class="major"/>
          </chart:axis>
          <chart:series chart:style-name="ch8" chart:values-cell-range-address="Sheet1.J8:Sheet1.J16" chart:label-cell-address="Sheet1.J5:Sheet1.J5" chart:class="chart:scatter">
            <chart:domain table:cell-range-address="Sheet1.A8:Sheet1.A16"/>
            <chart:data-point chart:repeated="9"/>
          </chart:series>
          <chart:series chart:style-name="ch9" chart:values-cell-range-address="Sheet1.K8:Sheet1.K16" chart:label-cell-address="Sheet1.K5:Sheet1.K5" chart:class="chart:scatter">
            <chart:data-point chart:repeated="9"/>
          </chart:series>
          <chart:series chart:style-name="ch10" chart:values-cell-range-address="Sheet1.L8:Sheet1.L16" chart:label-cell-address="Sheet1.L5:Sheet1.L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0981654">
                <text:p text:id="Sheet1.J8:Sheet1.J16">0.0981654</text:p>
              </table:table-cell>
              <table:table-cell office:value-type="float" office:value="0.0648277">
                <text:p text:id="Sheet1.K8:Sheet1.K16">0.0648277</text:p>
              </table:table-cell>
              <table:table-cell office:value-type="float" office:value="0.0511708">
                <text:p text:id="Sheet1.L8:Sheet1.L16">0.0511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91032">
                <text:p>0.0291032</text:p>
              </table:table-cell>
              <table:table-cell office:value-type="float" office:value="0.0192529">
                <text:p>0.0192529</text:p>
              </table:table-cell>
              <table:table-cell office:value-type="float" office:value="0.015331">
                <text:p>0.015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72189">
                <text:p>0.0172189</text:p>
              </table:table-cell>
              <table:table-cell office:value-type="float" office:value="0.0140166">
                <text:p>0.0140166</text:p>
              </table:table-cell>
              <table:table-cell office:value-type="float" office:value="0.0133034">
                <text:p>0.0133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05078">
                <text:p>0.0205078</text:p>
              </table:table-cell>
              <table:table-cell office:value-type="float" office:value="0.0170351">
                <text:p>0.0170351</text:p>
              </table:table-cell>
              <table:table-cell office:value-type="float" office:value="0.0164117">
                <text:p>0.016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83">
                <text:p>0.02683</text:p>
              </table:table-cell>
              <table:table-cell office:value-type="float" office:value="0.0213366">
                <text:p>0.0213366</text:p>
              </table:table-cell>
              <table:table-cell office:value-type="float" office:value="0.0205603">
                <text:p>0.0205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323882">
                <text:p>0.0323882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202397">
                <text:p>0.0202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43234">
                <text:p>0.043234</text:p>
              </table:table-cell>
              <table:table-cell office:value-type="float" office:value="0.0306259">
                <text:p>0.0306259</text:p>
              </table:table-cell>
              <table:table-cell office:value-type="float" office:value="0.0282009">
                <text:p>0.028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485639">
                <text:p>0.0485639</text:p>
              </table:table-cell>
              <table:table-cell office:value-type="float" office:value="0.0359373">
                <text:p>0.0359373</text:p>
              </table:table-cell>
              <table:table-cell office:value-type="float" office:value="0.03388">
                <text:p>0.03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